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8pt" fo:language="en" fo:country="US" officeooo:rsid="00053288" officeooo:paragraph-rsid="00053288" style:font-size-asian="28pt" style:font-size-complex="28pt"/>
    </style:style>
    <style:style style:name="P2" style:family="paragraph" style:parent-style-name="Standard" style:list-style-name="L1">
      <style:text-properties style:font-name="Times New Roman" fo:language="en" fo:country="US" officeooo:rsid="000e558f" officeooo:paragraph-rsid="00053288"/>
    </style:style>
    <style:style style:name="P3" style:family="paragraph" style:parent-style-name="Standard">
      <style:text-properties style:font-name="Times New Roman" fo:language="en" fo:country="US" officeooo:rsid="000e558f" officeooo:paragraph-rsid="00053288"/>
    </style:style>
    <style:style style:name="P4" style:family="paragraph" style:parent-style-name="Standard" style:list-style-name="L1">
      <style:text-properties style:font-name="Times New Roman" fo:language="en" fo:country="US" officeooo:rsid="00053288" officeooo:paragraph-rsid="00053288"/>
    </style:style>
    <style:style style:name="P5" style:family="paragraph" style:parent-style-name="Standard" style:list-style-name="L1">
      <style:text-properties style:font-name="Times New Roman" fo:language="en" fo:country="US" officeooo:rsid="0005cff5" officeooo:paragraph-rsid="0005cff5"/>
    </style:style>
    <style:style style:name="T1" style:family="text">
      <style:text-properties officeooo:rsid="000694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e to have</text:p>
      <text:p text:style-name="P1"/>
      <text:list xml:id="list1574456832" text:style-name="L1">
        <text:list-item>
          <text:p text:style-name="P2">Outside of house visuals</text:p>
        </text:list-item>
        <text:list-item>
          <text:p text:style-name="P4">Hammer smear frame animation</text:p>
        </text:list-item>
        <text:list-item>
          <text:p text:style-name="P5">Doors are closed and enemies suicide to <text:span text:style-name="T1">chip away and eventually break and thus</text:span> open them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0:58:15.413000000</meta:creation-date>
    <dc:date>2018-06-04T11:13:03.806000000</dc:date>
    <meta:editing-duration>PT3M17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4" meta:word-count="30" meta:character-count="156" meta:non-whitespace-character-count="133"/>
  </office:meta>
</office:document-meta>
</file>